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cd37"/>
    </style:style>
    <style:style style:name="T1" style:family="text">
      <style:text-properties officeooo:rsid="0013cd3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efitName</text:p>
      <text:p text:style-name="P1"><text:s/></text:p>
      <text:p text:style-name="P1">Accidental Dental</text:p>
      <text:p text:style-name="P1">Accidental Dental - Adult</text:p>
      <text:p text:style-name="P1">Accidental Dental - Child</text:p>
      <text:p text:style-name="P1">Accidental Dental - Treatment days 63-365</text:p>
      <text:p text:style-name="P1">Accidental Dental Basic Child</text:p>
      <text:p text:style-name="P1">Accidental Dental Major Child</text:p>
      <text:p text:style-name="P1">Accidental Dental Palliative Child</text:p>
      <text:p text:style-name="P1">Accidental Dental-Adult</text:p>
      <text:p text:style-name="P1"/>
      <text:p text:style-name="P1">Addition of teeth or clasp to existing partial denture -Child</text:p>
      <text:p text:style-name="P1"/>
      <text:p text:style-name="P1">All Other Orthodontia - Child</text:p>
      <text:p text:style-name="P1"/>
      <text:p text:style-name="P1">Amalgam and composite fillings - Child</text:p>
      <text:p text:style-name="P1"/>
      <text:p text:style-name="P1">Annual Coverage Maximum for Adult Dental Benefits</text:p>
      <text:p text:style-name="P1">Annual Maximum - Adult - Anthem Dental Family Enhanced Plan</text:p>
      <text:p text:style-name="P1">Annual Maximum - Adult - Anthem Dental Family Plan</text:p>
      <text:p text:style-name="P1">Apexification and Recalcification</text:p>
      <text:p text:style-name="P1">Apexification and Recalcification <text:s/>- Child</text:p>
      <text:p text:style-name="P1">Apexification and Recalcification - Child</text:p>
      <text:p text:style-name="P1">Apexification, recalcification -Child</text:p>
      <text:p text:style-name="P1">Apicoectomy -Child</text:p>
      <text:p text:style-name="P1"/>
      <text:p text:style-name="P1">Basic Dental Care - Adult</text:p>
      <text:p text:style-name="P1">Basic Dental Care - Child</text:p>
      <text:p text:style-name="P1"/>
      <text:p text:style-name="P1">Bi-Root Canal - Child</text:p>
      <text:p text:style-name="P1"/>
      <text:p text:style-name="P1">Biopsy of Oral Tissue - Child</text:p>
      <text:p text:style-name="P1">Bite Wing X-Ray - Child</text:p>
      <text:p text:style-name="P1">Bitewing X-rays - Adult</text:p>
      <text:p text:style-name="P1">Bitewing X-rays - Child</text:p>
      <text:p text:style-name="P1">Bitewing X-rays: Child</text:p>
      <text:p text:style-name="P1"/>
      <text:p text:style-name="P1">Bridges - Adult</text:p>
      <text:p text:style-name="P1">Bridges - Child</text:p>
      <text:p text:style-name="P1">Bridges -Child</text:p>
      <text:p text:style-name="P1"/>
      <text:p text:style-name="P1"/>
      <text:p text:style-name="P1">Cast metal, porcelain/ceramic, all ceramic crown and resin-based composite inlay -Child</text:p>
      <text:p text:style-name="P1">Cast metal, stainless steel, porcelain/ceramic, all ceramic and resinbased composite onlay, or crown</text:p>
      <text:p text:style-name="P1">Cast metal, Stainless Steel, Provisional, Porcelain/Ceramic, All Ceramic and Resin-based Composite Crown <text:s/>- Child</text:p>
      <text:p text:style-name="P1">Cavities - Amalgam, 1 Surface - Child</text:p>
      <text:p text:style-name="P1">Cavities - Amalgam, 2 Surfaces - Child</text:p>
      <text:p text:style-name="P1"/>
      <text:p text:style-name="P1"><text:soft-page-break/>Coimplex Oral Surgery</text:p>
      <text:p text:style-name="P1"/>
      <text:p text:style-name="P1">Complete and Partial Dentures</text:p>
      <text:p text:style-name="P1">Complete Upper or Lower Denture - Child</text:p>
      <text:p text:style-name="P1">Complex Oral Surgery</text:p>
      <text:p text:style-name="P1">Congenital Anomaly, including Cleft Lip/Palate</text:p>
      <text:p text:style-name="P1"/>
      <text:p text:style-name="P1">Corrective Orthodontics</text:p>
      <text:p text:style-name="P1">Cosmetic Orthodontia</text:p>
      <text:p text:style-name="P1">Cosmetic Orthodontia - Child</text:p>
      <text:p text:style-name="P1">Cosmetic Orthodontia-Child</text:p>
      <text:p text:style-name="P1">Cosmetic Orthodontics</text:p>
      <text:p text:style-name="P1">Cosmetic Orthodontics - Child</text:p>
      <text:p text:style-name="P1">Cosmetic Orthodontics-Child</text:p>
      <text:p text:style-name="P1">Cosmetic Surgery</text:p>
      <text:p text:style-name="P1">Coverage for autism spectrum disorders</text:p>
      <text:p text:style-name="P1">Craniofacial Surgery</text:p>
      <text:p text:style-name="P1">Crown Build-up - Child</text:p>
      <text:p text:style-name="P1">Crown build-up -Child</text:p>
      <text:p text:style-name="P1">Crowns - Adult</text:p>
      <text:p text:style-name="P1">Crowns - Child</text:p>
      <text:p text:style-name="P1"/>
      <text:p text:style-name="P1">Dental Anesthesia</text:p>
      <text:p text:style-name="P1">Dental Anesthesia - Adult</text:p>
      <text:p text:style-name="P1">Dental Anesthesia - Child</text:p>
      <text:p text:style-name="P1">Dental Anesthesia and Sedation - Child</text:p>
      <text:p text:style-name="P1">Dental Anesthesia Child</text:p>
      <text:p text:style-name="P1">Dental Anethesia</text:p>
      <text:p text:style-name="P1">Dental Check-Up for Children</text:p>
      <text:p text:style-name="P1">Dental Surgery</text:p>
      <text:p text:style-name="P1">Dental X-Rays</text:p>
      <text:p text:style-name="P1">Dental X-rays</text:p>
      <text:p text:style-name="P1">Denture - Adult</text:p>
      <text:p text:style-name="P1">Denture - Child</text:p>
      <text:p text:style-name="P1">Denture adjustment -Child</text:p>
      <text:p text:style-name="P1">Denture Adjustments</text:p>
      <text:p text:style-name="P1">Denture placement - Child</text:p>
      <text:p text:style-name="P1">Denture Reline and Rebase</text:p>
      <text:p text:style-name="P1">Denture Reline or Rebase</text:p>
      <text:p text:style-name="P1">Denture relining - Child</text:p>
      <text:p text:style-name="P1">Denture repair - Child</text:p>
      <text:p text:style-name="P1">Denture repair -Child</text:p>
      <text:p text:style-name="P1">Dentures - Child</text:p>
      <text:p text:style-name="P1">Dentures -Child</text:p>
      <text:p text:style-name="P1"/>
      <text:p text:style-name="P1"/>
      <text:p text:style-name="P1">Endodontic Procedures - Adult</text:p>
      <text:p text:style-name="P1">Endodontic Procedures - Child</text:p>
      <text:p text:style-name="P1">Endodontics</text:p>
      <text:p text:style-name="P1"><text:soft-page-break/>Endodontics - Adult</text:p>
      <text:p text:style-name="P1">Endodontics - Child</text:p>
      <text:p text:style-name="P1">Enteral Formula</text:p>
      <text:p text:style-name="P1">Eosinophilic Gastrointestinal Disorder</text:p>
      <text:p text:style-name="P1">Eosinophilic Gastrointestinal Disorder Formula</text:p>
      <text:p text:style-name="P1">ER Hospital Admission</text:p>
      <text:p text:style-name="P1">ER-Sourced Inpatient Hospital Services</text:p>
      <text:p text:style-name="P1">Excision of a benign lesion, tumor or cyst and incision and drainage of an abscess or cyst -Child</text:p>
      <text:p text:style-name="P1">Excision of Gingiva - Child</text:p>
      <text:p text:style-name="P1">Excision of periocoronal gingiva, exostosis or hyper plastic tissue, and excision of oral tissue for </text:p>
      <text:p text:style-name="P1">Extractions</text:p>
      <text:p text:style-name="P1">Extractions (Simple and Surgical) - Child</text:p>
      <text:p text:style-name="P1"/>
      <text:p text:style-name="P1"/>
      <text:p text:style-name="P1">Filings</text:p>
      <text:p text:style-name="P1">Fillings</text:p>
      <text:p text:style-name="P1">Fillings - Child</text:p>
      <text:p text:style-name="P1">Fillings/Amalgam</text:p>
      <text:p text:style-name="P1">Fitness Benefit</text:p>
      <text:p text:style-name="P1">Fluoride Treatment: Child</text:p>
      <text:p text:style-name="P1">Fluoride Treatments</text:p>
      <text:p text:style-name="P1">Fluoride Treatments - Child</text:p>
      <text:p text:style-name="P1">Fluoride Treatments: Child</text:p>
      <text:p text:style-name="P1"/>
      <text:p text:style-name="P1">Full Cast Noble Metal - Child</text:p>
      <text:p text:style-name="P1">Full Mouth Debridement - Child</text:p>
      <text:p text:style-name="P1">Full mouth debridement -Child</text:p>
      <text:p text:style-name="P1">Full mouth x-ray or panoramic film - child</text:p>
      <text:p text:style-name="P1">Full Mouth X-rays: Child</text:p>
      <text:p text:style-name="P1">Full-mouth and Panoramic Radiographs - Child</text:p>
      <text:p text:style-name="P1"/>
      <text:p text:style-name="P1"/>
      <text:p text:style-name="P1">Immediate Dentiures</text:p>
      <text:p text:style-name="P1">Immediate Dentures</text:p>
      <text:p text:style-name="P1">immediate Dentures</text:p>
      <text:p text:style-name="P1"/>
      <text:p text:style-name="P1">Implant</text:p>
      <text:p text:style-name="P1">Implant - Adult</text:p>
      <text:p text:style-name="P1">Implant - Child</text:p>
      <text:p text:style-name="P1">Implant Adult</text:p>
      <text:p text:style-name="P1">Implants</text:p>
      <text:p text:style-name="P1">Implants - Adults</text:p>
      <text:p text:style-name="P1"/>
      <text:p text:style-name="P1">Initial Oral Exam - Child</text:p>
      <text:p text:style-name="P1">Initial Placement of Bridges</text:p>
      <text:p text:style-name="P1">Initial Placement of Bridges and Dentures</text:p>
      <text:p text:style-name="P1">Initial Placement of Bridges or Dentures</text:p>
      <text:p text:style-name="P1"/>
      <text:p text:style-name="P1"/>
      <text:p text:style-name="P1"><text:soft-page-break/>Intial Placement of Bridges and Dentures</text:p>
      <text:p text:style-name="P1">intial Placement of Bridges and Dentures</text:p>
      <text:p text:style-name="P1"/>
      <text:p text:style-name="P1">Labial veneer -Child</text:p>
      <text:p text:style-name="P1"/>
      <text:p text:style-name="P1">Major Dental Care - Adult</text:p>
      <text:p text:style-name="P1">Major Dental Care - Child</text:p>
      <text:p text:style-name="P1">Major Restorative Services</text:p>
      <text:p text:style-name="P1"/>
      <text:p text:style-name="P1">Minor Dental Care - Adult</text:p>
      <text:p text:style-name="P1">Minor Dental Care - Adults</text:p>
      <text:p text:style-name="P1">Minor Dental Care - Child</text:p>
      <text:p text:style-name="P1">Minor Dental Care Adult</text:p>
      <text:p text:style-name="P1">Minor Dental Care Child</text:p>
      <text:p text:style-name="P1">Mobilization and Placement of Devices to Correct Malpositioned Teeth - Child</text:p>
      <text:p text:style-name="P1">Molar Root Canal - Child</text:p>
      <text:p text:style-name="P1"/>
      <text:p text:style-name="P1"/>
      <text:p text:style-name="P1">Non-Medically Necessary Ortho</text:p>
      <text:p text:style-name="P1">Non-Medically Necessary Orthodontia</text:p>
      <text:p text:style-name="P1">Non-medically necessary orthodontia</text:p>
      <text:p text:style-name="P1">Non-Medically necessary Orthodontia</text:p>
      <text:p text:style-name="P1">Non-Medically Necessary Orthodontia - Child</text:p>
      <text:p text:style-name="P1">Non-Medically Necessary Orthodontia -Child</text:p>
      <text:p text:style-name="P1">Non-Medically Necessary Orthodontia- Child</text:p>
      <text:p text:style-name="P1">Non-Medically Necessary Orthodontia-Child</text:p>
      <text:p text:style-name="P1">Non-Medically Necessary Orthondontia - Child</text:p>
      <text:p text:style-name="P1"/>
      <text:p text:style-name="P1">Obturator prosthesis and modification, mandibular resection prosthesis or trismus appliance - Child</text:p>
      <text:p text:style-name="P1">Ocalusal Adjustments</text:p>
      <text:p text:style-name="P1">Occlusal Adjustment</text:p>
      <text:p text:style-name="P1">Occlusal Adjustments</text:p>
      <text:p text:style-name="P1">occlusal Adjustments</text:p>
      <text:p text:style-name="P1">Occlusal Guard - Child</text:p>
      <text:p text:style-name="P1">Occlusal guard - Child</text:p>
      <text:p text:style-name="P1">Occlusal Guards - Child</text:p>
      <text:p text:style-name="P1"/>
      <text:p text:style-name="P1">One relining or rebasing of existing removable dentures; or rebonding or recementing fixed denture -<text:span text:style-name="T1">Child</text:span></text:p>
      <text:p text:style-name="P1">Oral Exams: Adult</text:p>
      <text:p text:style-name="P1">Oral Exams: Child</text:p>
      <text:p text:style-name="P1">Oral Surgery</text:p>
      <text:p text:style-name="P1">Oral surgical procedures for excision of tumors, cysts, abscesses, and lesions of the mouth</text:p>
      <text:p text:style-name="P1"/>
      <text:p text:style-name="P1">Oroantral fistula closure and primary closure of a sinus perforation -Child</text:p>
      <text:p text:style-name="P1">Orthodontia - Adult</text:p>
      <text:p text:style-name="P1">Orthodontia - Child</text:p>
      <text:p text:style-name="P1">Orthodontia for Cleft Palate or Cleft Lip only - Child</text:p>
      <text:p text:style-name="P1">Orthodontia for Cleft Palete Only - Child</text:p>
      <text:p text:style-name="P1"><text:soft-page-break/>Orthognathic surgery</text:p>
      <text:p text:style-name="P1">Orthognathic Surgery</text:p>
      <text:p text:style-name="P1">Orthognathic Treatment/Surgery and Certain Dental Services</text:p>
      <text:p text:style-name="P1">Orthognathic Treatment/Surgery and Certain Dental/Orthodontic Services</text:p>
      <text:p text:style-name="P1">Orthognatic Surgery</text:p>
      <text:p text:style-name="P1">Orthognatic Treatment/Surgery and Certain Dental/Orthodontic Services</text:p>
      <text:p text:style-name="P1">Orthotics</text:p>
      <text:p text:style-name="P1">O</text:p>
      <text:p text:style-name="P1">Otologic Evaulations</text:p>
      <text:p text:style-name="P1"/>
      <text:p text:style-name="P1"/>
      <text:p text:style-name="P1">Partial Pulpotomy</text:p>
      <text:p text:style-name="P1">Partial Upper or Lower Denture - Child</text:p>
      <text:p text:style-name="P1"/>
      <text:p text:style-name="P1">Pedicle, Free Soft Tissue, Subepithelial Connective Tissue or Double Pedicle Graft <text:s/>- Child</text:p>
      <text:p text:style-name="P1">Peridontal Maintenance</text:p>
      <text:p text:style-name="P1">Periodic Oral Exam - Child</text:p>
      <text:p text:style-name="P1">Periodontal - Adult</text:p>
      <text:p text:style-name="P1">Periodontal - Child</text:p>
      <text:p text:style-name="P1">Periodontal - Other Procedures - Child</text:p>
      <text:p text:style-name="P1">Periodontal and Osseous Surgery</text:p>
      <text:p text:style-name="P1">Periodontal Maintenance</text:p>
      <text:p text:style-name="P1">Periodontal Maintenance - Adult</text:p>
      <text:p text:style-name="P1">Periodontal Maintenance - Child</text:p>
      <text:p text:style-name="P1">Periodontal Procedures - Adult</text:p>
      <text:p text:style-name="P1">Periodontal Root Scaling and Planing</text:p>
      <text:p text:style-name="P1">Periodontal Root Scalng and Planing</text:p>
      <text:p text:style-name="P1">Periodontal Scaling &amp; Root Planing - Child</text:p>
      <text:p text:style-name="P1">Periodontal Scaling &amp; Root Planing (quadrant) - Child</text:p>
      <text:p text:style-name="P1">Periradicular Surgical Procedures</text:p>
      <text:p text:style-name="P1">Periradicular Surgical Procedurs</text:p>
      <text:p text:style-name="P1">Periraducular Surgical Procedures</text:p>
      <text:p text:style-name="P1"/>
      <text:p text:style-name="P1">Pin Retention - Child</text:p>
      <text:p text:style-name="P1">Porcelain - Base Metal (posterior) - Child</text:p>
      <text:p text:style-name="P1"/>
      <text:p text:style-name="P1">Posterior Composite Filling</text:p>
      <text:p text:style-name="P1">Posterior Composite Filling - Adult</text:p>
      <text:p text:style-name="P1">Posterior Composite Filling - Child</text:p>
      <text:p text:style-name="P1">Posterior Composite Fillings - Adult</text:p>
      <text:p text:style-name="P1">Posterior Composite Fillings - Adults</text:p>
      <text:p text:style-name="P1">Posterior Composite Fillings - Child</text:p>
      <text:p text:style-name="P1">Posterior Composites - Child</text:p>
      <text:p text:style-name="P1">Prefab Resin Crown</text:p>
      <text:p text:style-name="P1">Prefabricated Crowns - Child</text:p>
      <text:p text:style-name="P1"/>
      <text:p text:style-name="P1">Prophylaxis (Cleanings) - Adult</text:p>
      <text:p text:style-name="P1">Prophylaxis (Cleanings) - Child</text:p>
      <text:p text:style-name="P1">Prophylaxis (cleanings) - Child</text:p>
      <text:p text:style-name="P1"><text:soft-page-break/></text:p>
      <text:p text:style-name="P1"><draw:frame draw:style-name="fr1" draw:name="Object1" text:anchor-type="paragraph" svg:width="4.7398in" svg:height="218453.26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Provisional Splinting - Child</text:p>
      <text:p text:style-name="P1"/>
      <text:p text:style-name="P1">Pulpal Therapy</text:p>
      <text:p text:style-name="P1">Pulpal Therapy - Child</text:p>
      <text:p text:style-name="P1">Pulpal therapy and pulpal debridement -Child</text:p>
      <text:p text:style-name="P1">Pulpal Therapy and Regeneration - Child</text:p>
      <text:p text:style-name="P1">Pulpotomy and pulp cap -Child</text:p>
      <text:p text:style-name="P1"/>
      <text:p text:style-name="P1">Recement cast or prefabricated post and core, recement crown -Child</text:p>
      <text:p text:style-name="P1">Recement fixed partials -Child</text:p>
      <text:p text:style-name="P1">Recementation of Space Maintainer</text:p>
      <text:p text:style-name="P1">Recementation of Space Maintainers</text:p>
      <text:p text:style-name="P1"/>
      <text:p text:style-name="P1">Reimplantation or transplantation of a natural tooth -Child</text:p>
      <text:p text:style-name="P1">Removal of Fixed Space Maintainer</text:p>
      <text:p text:style-name="P1">Removal of Fixed Space Maintainers</text:p>
      <text:p text:style-name="P1">Removal of Fxed Space Maintainers</text:p>
      <text:p text:style-name="P1">Removal of Impacted Tooth - Completely Bony - Child</text:p>
      <text:p text:style-name="P1">Removal of Impacted Tooth - Partially Bony - Child</text:p>
      <text:p text:style-name="P1">Removal of oral tissue, odontogenic cyst, torus palatinus and mandibularis (D7285, D7286) -Child</text:p>
      <text:p text:style-name="P1">Removal of teeth (including impacted teeth), extraction of tooth root or partial tooth -Child</text:p>
      <text:p text:style-name="P1">Removal of Uncomplicated Single Tooth - Child</text:p>
      <text:p text:style-name="P1"/>
      <text:p text:style-name="P1">Restorative Dentistry (Fillings) - Adult</text:p>
      <text:p text:style-name="P1">Restorative Dentistry (Fillings) - Child</text:p>
      <text:p text:style-name="P1">Restorative Services</text:p>
      <text:p text:style-name="P1"/>
      <text:p text:style-name="P1">Retreatment of previous root canal therapy -Child</text:p>
      <text:p text:style-name="P1">Retrograde Fillings - Child</text:p>
      <text:p text:style-name="P1">Retrograde fillings -Child</text:p>
      <text:p text:style-name="P1">Root Canal Therapy - Child</text:p>
      <text:p text:style-name="P1">Root canal therapy -Child</text:p>
      <text:p text:style-name="P1">Root Canal Therapy and Retreatment</text:p>
      <text:p text:style-name="P1">Root canal Therapy and Retreatment</text:p>
      <text:p text:style-name="P1">root Canal Therapy and Retreatment</text:p>
      <text:p text:style-name="P1">Root Canal Therapy and Treatment</text:p>
      <text:p text:style-name="P1">Root Scaling and Planing - Child</text:p>
      <text:p text:style-name="P1">Routine Cleaning: Child</text:p>
      <text:p text:style-name="P1">Routine Dental Services (Adult)</text:p>
      <text:p text:style-name="P1"/>
      <text:p text:style-name="P1"/>
      <text:p text:style-name="P1">Sealants</text:p>
      <text:p text:style-name="P1">Sealants - Child</text:p>
      <text:p text:style-name="P1">Sealants: Child</text:p>
      <text:p text:style-name="P1"/>
      <text:p text:style-name="P1">Simple Extractions</text:p>
      <text:p text:style-name="P1">Single Root Canal - Child</text:p>
      <text:p text:style-name="P1"><text:soft-page-break/></text:p>
      <text:p text:style-name="P1">Tooth Reimplantation - Child</text:p>
      <text:p text:style-name="P1">Topical Flouride</text:p>
      <text:p text:style-name="P1">Topical Fluoride</text:p>
      <text:p text:style-name="P1"/>
      <text:p text:style-name="P1"/>
      <text:p text:style-name="P1">Vital Pulpotomy</text:p>
      <text:p text:style-name="P1">Vital pulpotomy</text:p>
      <text:p text:style-name="P1"/>
      <text:p text:style-name="P1">X-rays and Diagnostic Imaging</text:p>
      <text:p text:style-name="P1">X-rays of Entire Mouth - Adult</text:p>
      <text:p text:style-name="P1">X-rays of Entire Mouth - Child</text:p>
      <text:p text:style-name="P1">Xrays and Diagnostic Imaging (Hospit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20:32.328411619</meta:creation-date>
    <dc:date>2019-09-10T15:34:21.153847833</dc:date>
    <meta:editing-duration>PT13M49S</meta:editing-duration>
    <meta:editing-cycles>1</meta:editing-cycles>
    <meta:document-statistic meta:table-count="0" meta:image-count="0" meta:object-count="1" meta:page-count="7" meta:paragraph-count="252" meta:word-count="1117" meta:character-count="7846" meta:non-whitespace-character-count="6975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1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row table:style-name="ro1">
          <table:table-cell table:number-columns-repeated="12"/>
          <table:table-cell table:style-name="ce3" office:value-type="string" calcext:value-type="string">
            <text:p>BenefitNam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/>Routine Exams and X-Ray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4/7 Doctor Helpli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BA Autism Spectrum Disord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BA for Autism Spectrum Disord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BA for Autism Spectrum Disprd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bortion for Which Public Funding is Prohibite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bor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 Benef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 - Treatment days 63-36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 Basic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 Major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 Palliative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cidental Dental-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tive &amp; F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cupunctu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dition of teeth or clasp to existing partial denture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option Indemnity Benef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Contact Lenses Fitting Evalu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Eyeglass Lens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Frames or Lens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Routine Retinal Scree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Vis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Vision Frame or Lens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Vision Frames and Lens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Vision Frames or Lens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Vision Hardw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 Vision- Fram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dults Frames or Lens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ir Ambulan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l Other Orthodontia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lergy Injec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lergy Tes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lergy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veolectomy, alveoplasty, and frenec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veolectomy, Alveoplasty, Frenectomy, Frenuloplasty, Vestibuloplast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veoplasty, frenulectomy, frenuloplasty and vestibuloplast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malgam and composite filling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nesthes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nnual Coverage Maximum for Adult Dental Benefi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nnual Maximum - Adult - Anthem Dental Family Enhanced Pla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nnual Maximum - Adult - Anthem Dental Family Pla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pexification and Recalcific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pexification and Recalcification <text:s/>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pexification and Recalcification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pexification, recalcification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picoectomy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pplied Behavior Analysis Based Therap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pplied Behavior Analysis Based Therap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tention Deficit Disord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 - Intensive Leve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 - Non-Intensive Leve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 Services - Intensive Leve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 Services - Non-Intensive Leve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 - Age 19 &amp; Abov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 (ABA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 AB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: age 13 &amp; 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: Age 13 &amp; 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ism Spectrum Disorders: Age 20 and 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ariatric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asic Dental Care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asic Dental Car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enefit Maximum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-Root Canal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ofeedback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ofeedback for Treatment of Medical Diagnosi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ofeedback for treatment of medical diagnosi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opsy of Oral Tissu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te Wing X-Ra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tewing X-ray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tewing X-ray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itewing X-rays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lood and Blood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lood Transfus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loos and Blood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e Density Scree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e Marrow Tes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e Marrow Transpla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e Mass Measure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es/Joi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ain Inju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east Cancer Pain Medication and Pai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east Cancer Pain Medication and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east Cancer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east Implant Removal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east Reconstruction after Mastec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east Reconstructive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idge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idge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ridges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ncer Drug Administr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ncer Treatme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&amp; Pulmonary Rehabilita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&amp; Pulmonary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&amp;$135:$135Pulmonary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and Pulmonary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and Pulmonary Rehabilita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and Pulmonary Rehabiliti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Rehabilitation (Outpatien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Rehabilitation and Pulmonary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rdiac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st metal, porcelain/ceramic, all ceramic crown and resin-based composite inlay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st metal, stainless steel, porcelain/ceramic, all ceramic and resinbased composite onlay, or crow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st metal, Stainless Steel, Provisional, Porcelain/Ceramic, All Ceramic and Resin-based Composite Crown <text:s/>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vities - Amalgam, 1 Surfac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avities - Amalgam, 2 Surface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ertain Surgeries and Treatme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emo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ildren with Pervasive Developmental Disord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ildren's Cancer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iropracti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iropractic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lamydia Scree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lamydia Scree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Clinical - Trials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linical Trial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linical-Trial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chlear Impla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chlear Impla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gnitive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gnitive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implex Oral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lonosco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mplementary Medicinc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mplementary Medici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mplementary Medicin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mplete and Partial Dent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mplete Upper or Lower Dentur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mplex Oral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ngenital Anomaly, including Cleft Lip/Pal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ntact Lenses for Childr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ntraceptive De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ntraceptiv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rrection of Congenital Defec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rrective Orthodont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smetic Orthodont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smetic Orthodontia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smetic Orthodontia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smetic Orthodont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smetic Orthodontic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smetic Orthodontics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smetic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overage for autism spectrum disord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raniofacial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rown Build-up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rown build-up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rown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rown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liveries in Birthing Cent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livery and All Inpatient Services for Maternity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Anesthes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Anesthesia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Anesthesia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Anesthesia and Sedation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Anesthesia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Anethes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Check-Up for Childr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X-Ray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al X-ray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adjustment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Adjustme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placement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Reline and Rebas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Reline or Rebas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relining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repair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 repair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ntures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Diabetes - Care Management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betes Care Manage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betes Educ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betes Outpatient Self-Manage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betes-Care Manage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gnostic and Preventiv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gnostic and Preventiv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gnotic and Preventiv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alysi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ieticia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omestic Violence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urable Medical Equip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arly Interven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lectroconvulsive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lectroconvulsive Therapy (EC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mergency Care Outside U8nited Stat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mergency Care Outside United Stat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mergency Room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mergency Transportation/Ambulan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 Stage Renal Dialysi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 Stage Renal Diseas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odontic Procedure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odontic Procedure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odont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odontic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odontic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teral Formu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osinophilic Gastrointestinal Disord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osinophilic Gastrointestinal Disorder Formu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R Hospital Admiss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R-Sourced Inpatient Hospit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xcision of a benign lesion, tumor or cyst and incision and drainage of an abscess or cyst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xcision of Gingiva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xcision of periocoronal gingiva, exostosis or hyper plastic tissue, and excision of oral tissue for biopsy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xtrac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xtractions (Simple and Surgical)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 Glasses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 Glasses for Adul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 Glasses for Childr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 Refractive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 Refractive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 Frames for Children - Tier 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glasses for Adul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yewear Allowance for Adul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amily Plan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amily Planning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eeding aid (D5951)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ibrocystic Breast Condi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ilin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illin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illing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illings/Amalga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itness Benef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luoride Treatment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luoride Treatme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luoride Treatment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luoride Treatments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oot Orthotic Devices and Inser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ree Telemedici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ull Cast Noble Metal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ull Mouth Debridement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ull mouth debridement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ull mouth x-ray or panoramic film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ull Mouth X-rays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ull-mouth and Panoramic Radiograph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astric Disorder Formu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astric Electrical Stimul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astric Restrictive Surgery Complica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ral anesthesia and analgesic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ric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ric Maintenance Prescription 30-day Suppl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ric Maintenance Prescription 90-day Suppl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tic disease testing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tic Disease Testing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tic Tes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enetic Testing Lab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ingivectomy - Per Tooth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ingivectomy and Gingival Curettag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rowth Hormone Treatment for the Diagnosis of Growth Hormone Deficienc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rowth Hormon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ym Acces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ym Membershi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ym Membership Reimburse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Gym Membership Reinburse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ation Outpatient Physica and Occupational Therapy (Non-Autism Related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- Acquired Brain Inju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- Acquired Brain Injury <text:s text:c="2"/>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- Autis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Outpatient Physical and Occupational Therapy (Non-Autism Related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Services - PT/OT/ST and ABA (combined) for Autism Spectrum Disorder - through 18 yrs of a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Services - PT/OT/ST and ABA (combined) for Autism Spectrum Disorder - through 18 yrs of age onl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on Services including Applied Behavior Analysis Based Therap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ve Outpatient Physical and Occupational Therapy (Non-Autism Related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ve Physical and Occupation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ve Services - PT/OT/ST and ABA (combined) for Autism Spectrum Disorder - through 18 yrs of age onl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ve Speech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ve Speech Therapy (Non-Autism Relate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abilitative Speech Therapy (Non-Autism Related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lth Education and Referr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ring Aid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ring and Speech Exam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ring and speech exam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ring Exa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ring Exams/Tes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ring Tests/Exam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eart Transpla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IV/AID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IV/AIDS drugs over $6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me Health Care - Visits 46-6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me Health Car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me Health Care Services - Days 21-6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me Health Care Services - Days 46-6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me Health Care Services - Visits 21-6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me Health Care Services: Visits 31-6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spice Bereavem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spice Outpati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spic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spice Services: Greater than 6 month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spital call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spitalization for Dental Proced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ouse Call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man Organ and Tissue Transplant Services - Transportation and Lodg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uman Organ and Tissue Transplant Services - Unrelated Donor Search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yperbaric Oxyge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aging -- Hospital (CT/MRI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aging -- Hospital (CT/PET Scans, MRI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aging (CT, PET Scans, MRIs) Center/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aging (CT, PET Scans, MRIs) Center/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aging (CT, PET Scans, MRIs) Office/Cent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aging (CT/PET Scans, MRIs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aging (CT/PET Scans, MRIs) Center/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mediate Denti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mediate Dent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mediate Dent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atient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la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lant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lant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lant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la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lants - Adul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mplant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fant Formula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fertility office visit evalu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fertility Office Visit Evalu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fertility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fus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herited Metabolic Disorder - PKU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itial Oral Exam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itial Placement of Bridg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itial Placement of Bridges and Dent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itial Placement of Bridges or Dent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 and other drugs administered in a provider office/other out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 Drugs and Other Drugs Administered in a Provider's Office or Other Out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 drugs and other drugs administered in a provider's office or other out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 Drugs and Other Drugs Administered in a Providers Office or Other Out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 Drugs and Other Drugs Administered in a Providers's Office or Other Out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 drugs and other drugs administered ina provider's office or other out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 durgs and other drgus administered in a provider's office or other out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s and other drugs administered in a provider office/other outpatient settin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jectables and other drugs administered in a provider office/other outpatient settin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Detoxification, including Medical Detoxific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Hospital Services (e.g., Hospital Stay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Physician and Surgic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gabilitation Facilities - 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 Facilities Including Room &amp; Board Charges, Physician Fees, Imaging, Testing and Suppl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 Facilities Including Room &amp; Board Charges, Physician Fees, Imaging, Testing, and Suppl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a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ation Facilities-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a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- 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 - Inpati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 - Inpatient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 -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 -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 - 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 - 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 - Physicia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-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- 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-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Facilities-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ation Services -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iation Facilities - Inpatient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iation Facilities - 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i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habiltiation Facilities -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patient Respit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ternal Prosthetic/Medical Applian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terpreter / Transliterator services for hearing impaired when services are used in connection with medical treatment or diagnostic consulta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terpreter/Transliterator Services for hearing impaired when services are use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tial Placement of Bridges and Dent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tial Placement of Bridges and Dent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b Services in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bial veneer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boratory Outpatient and Profession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boratory Services (Hospital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boratory Services in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ser Vision Correction for Childr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eukocyte Antigen Tes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ong Term Acute Care/Sub-Acute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ong-Term/Custodial Nursing Home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ow Protein Food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skdjflsdkj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ymph Node Dissec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intenance Generic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jor Dental Care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jor Dental Car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jor Restorativ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le Steriliz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ndated / Preventive Prescrip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ndated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ndated Preventative Prescrip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ndated Preventive Prescrip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ndated/Preventive Prescrip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ectomy-related Covera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ectomy-related covera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sage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sage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tec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tectomy-Related Covera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tectomy-Related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stectomy/Breast Reconstruc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Foo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Foods/Metabolic Supplements/Gastric Disorder Formu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Foods/Metabolic Suppliment/Gastric Disorder Formu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Foods/Metabolic Suppliments/Gastric Disorder Formu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Foods/Metabolic Suppliments/Gastric Disorder Foruml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Massa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self-administered drugs in the treatment of cancer, diabetes or conditions requiring immediate stabilization or administration of dialysis are covere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suppl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Suppl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dical Supplies, Equipment, and Education for Diabetes Care for All Diabet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 Health - Intermed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 Health -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Mental Health - Other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 Health and Substance Abuse Office Vis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 Health Intermedi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 Health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 Health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 Health Parit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/Behavioral Health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/Behavioral Health Office Visi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ntal/Behavioral Health Out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nor Dental Care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nor Dental Care - Adul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nor Dental Car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nor Dental Care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inor Dental Care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obilization and Placement of Devices to Correct Malpositioned Teeth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olar Root Canal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orbid Obesity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orbid Obesity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ultiple Sclerosi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aprapathic serv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aprapathic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aturopath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aturopathy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ewborn Hearing Scree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ewborn Services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 Medically Necessary Orthodontia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 Preferred Generic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 Preferred Generic Prescription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 Preferred Speciality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 Preferred Specialty Dru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 Preferred Specialty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_Preferred Generic Dru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_Preferred Gener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 Emergency Non-Medical Transpor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Care When Traveling Outside the U.S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Medical <text:s/>Transpor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Medical and Non-Medical Transpor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Medical Transpor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Medical Transpor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Medical Transpor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Non-Medical <text:s/>Transpor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Emergency Non-Medical Transpor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dont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dont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dont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dontia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dontia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dontia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dontia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Medically Necessary Orthondontia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Preferred Brand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Preferred Generic Dru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Preferred Generic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Preferred Generic Prescription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Preferred Specialty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-Pregerred Generic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preferred Generic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npreferred Specialty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utrition/Formula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utritional Counsel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bturator prosthesis and modification, mandibular resection prosthesis or trismus applianc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alusal Adjustme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clusal Adjus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clusal Adjustme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clusal Adjustme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clusal Guard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clusal guard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clusal Guard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 - Non-Preferred Bran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 - Preferred Bran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- Generi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- Non-Preferred Bran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- Non-Preferred Generi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- Preferred Bran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 Label Prescription Drugs- Specialt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ffice Radiolog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ne Free PCP Visit with No Deductible, Coinsurance or Copa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ne Free PCP/Mental Health Visit with No Deductible, Copay or Coinsuran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ne relining or rebasing of existing removable dentures; or rebonding or recementing fixed denture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 Therapy-Cardiac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 Therapy-Pulmona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tional Lens Treatment for Childr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tional Lens Treatments for Childr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al Exams: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al Exams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al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al surgical procedures for excision of tumors, cysts, abscesses, and lesions of the mouth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egon Mandates (743 and 743a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gan Transplant Services (travel, meals, etc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gan Transpla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oantral fistula closure and primary closure of a sinus perforation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dontia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dontia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dontia for Cleft Palate or Cleft Lip onl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dontia for Cleft Palete Onl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gnathic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gnathic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gnathic Treatment/Surgery and Certain Dent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gnathic Treatment/Surgery and Certain Dental/Orthodontic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gnatic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gnatic Treatment/Surgery and Certain Dental/Orthodontic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rthot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sseous Surger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steoporosi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s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stomy Suppl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stomy Suppl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ther Diagnostic and Therapeutic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ther Imaging (ECT and BEAM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ther Practitioner Office Visit (Nurse, Physician Assistan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tologic Evalua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tologic Evaula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itent Rehabilitation Services - Cardiac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Cardiac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Detoxification, including Medical Detoxific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Facility Fee (e.g., <text:s/>Ambulatory Surgery Center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Facility Fee (Hospital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Habilitative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Non-Diagnostic Imaging Service/Procedu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Non-Imaging Diagnostic Service/Procedu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Observ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ation Services - Cognitive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ation Services - Post-cochlear implant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ation Services - Pulmonary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ardiac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ardiac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ardiac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ardiac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ardiac reh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ognitive Rehab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ognitive rehabili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ognitive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ognitive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Cognitive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ost-cochlear implant and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ost-cochlear implant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ost-Cochlear Implant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ost-Cochlear Implant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ost-coclear implant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ulmonary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ulmonary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ulmonary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Pulmonary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 Respiratory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habilitation Services -Post Cochlear Implant Aure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Respit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utpatient Surgery Physician/Surgic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lliative Treatment (for pain relief)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noramic / Complete Set of Intraoral X-ray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tial Hospitaliz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tial Hospitalization/Day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tial Pulpo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artial Upper or Lower Dentur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CP - Telehealth Vis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diatric Audiolog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diatric Services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dicle, Free Soft Tissue, Subepithelial Connective Tissue or Double Pedicle Graft <text:s/>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dontal Maintenan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ic Oral Exam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- Other Procedure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and Osseous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Maintenan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Maintenance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Maintenanc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Procedure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Root Scaling and Pla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Root Scalng and Pla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Scaling &amp; Root Planing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odontal Scaling &amp; Root Planing (quadrant)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radicular Surgical Proced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radicular Surgical Procedu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eriraducular Surgical Procedur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armacotherapy (Medication Managemen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ysical Rehabilitation (Inpatien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ysician and Surgical Services (ASC, Free-Standing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in Retention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rcelain - Base Metal (posterior)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 and Core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 and core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 and Core Build -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 and Core Build -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 and Core Build-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 and Core Build-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-cataract surgical services, frames, lenses and contac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-cochlear implant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-Cochlear Implant Aur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-Mastectomy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erior Composite Fill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erior Composite Filling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erior Composite Filling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erior Composite Filling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erior Composite Fillings - Adul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erior Composite Filling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osterior Composite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fab Resin Crow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fabricated Crown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ferred Brand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ferred Generic Dru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ferred Generic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natal and Postnatal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natal HIV Tes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and OTC drugs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and OTC Drugs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 -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Prescription Drugs - Other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 - Preventiv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 Oth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 Other - Non-Preferred Bran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 Other - Preferred Bran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 Preventiv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scription Drugs-Preventiv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ventive Care/Screening/Immuniz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ventive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eventive Services Not Covered under PPAC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imary Care e-Visit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Primary Care Visit to Treat an Injury or Illnes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ivate-Duty Nurs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phylaxis (Cleanings)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phylaxis (Cleanings)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phylaxis (cleanings)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sthetic De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sthetic Devices: Other than Eye &amp; Breas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sthetic Devices: Other than eye &amp; breas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sthetics for Diabet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rovisional Splinting - Child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Psych and Neuropsych Testing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Psychiatric Assessment and Stabilization in ER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Psychiatric Assessment and Stabilization in Inpatient Sett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monary Rehabilatativ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monary Rehabili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monary Rehabili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monary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monary rehabilitation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monary Rehabilitativ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monary Rehabilitative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p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pal Therap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pal therapy and pulpal debridement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pal Therapy and Regeneration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ulpotomy and pulp cap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Quest lab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adi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adiology Cent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adiology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ape and Incest Covera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cement cast or prefabricated post and core, recement crown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cement fixed partials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cementation of Space Maintain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cementation of Space Maintain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constructiv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constructive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habilitation Facilities -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habilitation Facilities - Physician Fe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habilitative Occupational and Rehabilitative Physic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habilitative Occupation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habilitative Physical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habilitative Speech Thera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implantation or transplantation of a natural tooth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Fixed Space Maintain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Fixed Space Maintain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Fxed Space Maintain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Impacted Tooth - Completely Bon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Impacted Tooth - Partially Bon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oral tissue, odontogenic cyst, torus palatinus and mandibularis (D7285, D7286)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teeth (including impacted teeth), extraction of tooth root or partial tooth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moval of Uncomplicated Single Tooth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piratory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pite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orative Dentistry (Fillings)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orative Dentistry (Fillings)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storativ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tail Health Clin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tail Health Cllin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treatment of previous root canal therapy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trograde Filling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etrograde fillings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ot Canal Therap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ot canal therapy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ot Canal Therapy and Re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ot canal Therapy and Re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ot Canal Therapy and Re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ot Canal Therapy and Treatm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ot Scaling and Planing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Cleaning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Dental Services (Adul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Exams and X-Ray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Exams and X-rays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Exams and X-Ray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Exams and X-ray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Eye Exam (Adul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Eye Exam for Childre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Foot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Hearing Exa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Mammogra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Vision Exam Adul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outine X-Ray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ala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alant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alants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cond Opin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cond Surgical Opin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cond surgical opinion and related diagnostic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lf Injectable and/or Medication Injected in a Practitioner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lf-Injectable and/or Medication Injected in a Practitiioner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lf-Injectable and/or Medication Injected in a Practitioner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lf-injectable and/or Medication injected in a Practitioner's offi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rvice Charg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rvices Charg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ickle Cell Anem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igmoidoscop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imple Extrac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ingle Root Canal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killed Nursing Facilit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killed Nursing Facility - 26-3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killed Nursing Facility - Days 26-3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killed Nursing Facility: Days 26-3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killed Nursinging Facility - Days 26-3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leep Stud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leep Stud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moking and Tobacco Cessation Counsel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oft Lenses or Sclera Shells for the Treatment of Aphakic Glaucom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oft lenses or sclera shells for the treatment of aphakic glaucom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oft lenses or sclera shells for the treatment of aphatic glaucom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ace maintainer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ace Maintainer: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ace Maintainer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ist - Telehealth Vis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ist Vis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ty Drug Non-Preferre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ty Dru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ty Drugs Non-Preferre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ty Drugs Tier 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alty Laboratory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fied Non-Routine Dental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fied Non-Routine Dent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cified Non-Routine Dental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eech and Hearing Exam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pinal Manipul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ep Reward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ep Track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eriliz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erilization Non WPS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erilization Non WPS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erilization Non-WPS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bstance Abuse Disorder In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bstance Abuse Disorder Outpatient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bstance Use Disorder Intermedi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bstance Use Disorders - Intermediat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pplemental Accid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rgery to correct deformity which was caused by disease, trauma, birth defects, growth defects or prior therapeutic process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rgical Extraction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rgical Extraction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rgical Extract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rgical Extractions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urgical procedures involving bones or joint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eth Cleaning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health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health / Telemedici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health/Telemedici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medecine Specialty Vis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medici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medicine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medicine Specialty Vis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medicine Specialty vis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medicine/Telehealth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lephone and Online Video Physician Consult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esting Servic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herapeutic parenteral drug administration, desensitizing medicaments 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herapeutic Radiolog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herapy for Developmental Delay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hird Opin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hree Free PCP Visits With No Deductible, Coinsurance or Copa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hree Free PCP/Mental Health Visits with No Deductible, Copay or Coinsuranc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ier 2 Generic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ier 2 Rx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isssue Conditio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issue Condition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issue conditioning <text:s/>-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obacco Cessation Progra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obacco Use Cess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ooth Reimplantation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opical Flourid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opical Fluorid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anspla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ansplant Donor Covera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ansplant Surgery—Donor Charg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eatment for Temporomandibular Joint Disorder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reatment of Hemophilia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ubal Lig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wo Free PCP Visits With No Deductible, Coinsurance or Copa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Urgent Care Centers or Facilitie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asec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(eyeglasses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(Eyeglasses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(glasses/ contacts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are Services (adul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oreection after Surgery or Accid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orrection After Surger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orrection after Surgery or Accid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orrection After Surgery or Accid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orrection after Surgery or Accid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orrection after surgery or accid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Correction After Surgery or Accid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Hardware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Hardware for Children &lt;$1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Hardware for Children &gt; $3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Hardware for Children &gt;$3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Hardware for Children $100 &gt; $3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Services (adul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sion Services (Adult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tal Pulpo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ital pulpotom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olontary Steriliz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oluntary Sterilization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eight Loss Program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ell Baby Visits and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ell Child Ca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ellness Plan Benefi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ellness Reward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ig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ilm's Tumo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X-rays and Diagnostic Imaging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X-rays of Entire Mouth - Adul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X-rays of Entire Mouth - Chil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Xrays and Diagnostic Imaging (Hospital)</text:p>
          </table:table-cell>
        </table:table-row>
        <table:table-row table:style-name="ro1" table:number-rows-repeated="104771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5:23:07.21325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